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Charter" svg:font-family="'Bitstream Charter'"/>
    <style:font-face style:name="Lohit Hindi1" svg:font-family="'Lohit Hindi'"/>
    <style:font-face style:name="DejaVu Sans" svg:font-family="'DejaVu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aettenschweiler" svg:font-family="Haettenschweiler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er">
      <style:paragraph-properties fo:line-height="150%">
        <style:tab-stops>
          <style:tab-stop style:position="9.869cm"/>
        </style:tab-stops>
      </style:paragraph-properties>
      <style:text-properties fo:color="#000000" style:font-name="Arial" fo:font-size="14pt" style:font-size-asian="14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8pt" style:font-size-asian="8pt" style:font-name-complex="Arial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Haettenschweiler" fo:font-size="36pt" fo:letter-spacing="0.459cm" style:font-size-asian="36pt" style:font-name-complex="Arial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Arial" style:font-name-complex="Arial"/>
    </style:style>
    <style:style style:name="P9" style:family="paragraph" style:parent-style-name="Text_20_body" style:master-page-name="Standard">
      <style:paragraph-properties fo:text-align="justify" style:justify-single-word="false" style:page-number="auto" fo:break-before="page"/>
    </style:style>
    <style:style style:name="P10" style:family="paragraph" style:parent-style-name="Heading_20_1">
      <style:paragraph-properties fo:line-height="150%" fo:text-align="end" style:justify-single-word="false"/>
      <style:text-properties fo:color="#000000"/>
    </style:style>
    <style:style style:name="P11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-complex="Arial"/>
    </style:style>
    <style:style style:name="T3" style:family="text">
      <style:text-properties fo:color="#000000" fo:font-style="italic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00" fo:font-style="normal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fo:color="#000000" fo:font-weight="bold" style:font-weight-asian="bold" style:font-name-complex="Arial" style:font-weight-complex="bold"/>
    </style:style>
    <style:style style:name="T6" style:family="text">
      <style:text-properties fo:color="#000000" fo:font-weight="bold" style:font-name-asian="Times New Roman1" style:language-asian="pt" style:country-asian="BR" style:font-weight-asian="bold" style:font-name-complex="Arial1" style:font-weight-complex="bold"/>
    </style:style>
    <style:style style:name="T7" style:family="text">
      <style:text-properties fo:color="#000000" fo:font-weight="normal" style:font-weight-asian="normal" style:font-name-complex="Arial" style:font-weight-complex="normal"/>
    </style:style>
    <style:style style:name="T8" style:family="text">
      <style:text-properties fo:color="#0d0d0d" fo:font-style="normal" fo:font-weight="normal" style:font-style-asian="normal" style:font-weight-asian="normal" style:font-name-complex="Arial" style:font-style-complex="normal" style:font-weight-complex="normal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ERTIFICADOS">
        <text:p text:style-name="P9"/>
        <text:p text:style-name="P5"/>
        <text:p text:style-name="P7">CERTIFICADO</text:p>
        <text:p text:style-name="P8"/>
        <text:p text:style-name="P6"><text:span text:style-name="T2">Certificamos que </text:span><text:span text:style-name="T8">[PALESTRANTE]</text:span><text:span text:style-name="T4"> ministrou a palestra </text:span><text:span text:style-name="T3">“[PALESTRA]</text:span><text:span text:style-name="T5">” na II SEMANA ACADÊMICA UNIFICADA</text:span><text:span text:style-name="T6"> / IX SEMANA ACADÊMICA DA AGRONOMIA</text:span><text:span text:style-name="T2">, promovida pela Pró-Reitoria de Graduação da, </text:span><text:span text:style-name="T7">realizada</text:span><text:span text:style-name="T5"> </text:span><text:span text:style-name="T7">na</text:span><text:span text:style-name="T5"> Universidade do Zé Colmeia </text:span><text:span text:style-name="T2">– UZECO, <text:s/>dia [DIA] de novembro d</text:span><text:span text:style-name="T1">e 2011.</text:span></text:p>
        <text:p text:style-name="P2"/>
        <text:p text:style-name="P2"/>
        <text:h text:style-name="P10" text:outline-level="1">Campos dos Goytacazes, 04 de maio de 2011.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Charter" svg:font-family="'Bitstream Charter'"/>
    <style:font-face style:name="Lohit Hindi1" svg:font-family="'Lohit Hindi'"/>
    <style:font-face style:name="DejaVu Sans" svg:font-family="'DejaVu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aettenschweiler" svg:font-family="Haettenschweiler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Bitstream Charter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end" style:justify-single-word="false" fo:keep-with-next="always"/>
      <style:text-properties style:font-name="Arial" fo:font-size="14pt" style:font-size-asian="14pt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85cm" style:type="center"/>
          <style:tab-stop style:position="23.7cm" style:type="right"/>
        </style:tab-stops>
      </style:paragraph-properties>
    </style:style>
    <style:style style:name="Absatz-Standardschriftart" style:family="text"/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3.7cm" table:align="margins" style:writing-mode="lr-tb"/>
    </style:style>
    <style:style style:name="Tabela1.A" style:family="table-column">
      <style:table-column-properties style:column-width="7.9cm" style:rel-column-width="21845*"/>
    </style:style>
    <style:style style:name="Tabela1.A1" style:family="table-cell">
      <style:table-cell-properties style:vertical-align="bottom" fo:padding="0.097cm" fo:border="none"/>
    </style:style>
    <style:style style:name="Tabela3" style:family="table">
      <style:table-properties style:width="23.7cm" table:align="margins" style:writing-mode="lr-tb"/>
    </style:style>
    <style:style style:name="Tabela3.A" style:family="table-column">
      <style:table-column-properties style:column-width="8.999cm" style:rel-column-width="24885*"/>
    </style:style>
    <style:style style:name="Tabela3.B" style:family="table-column">
      <style:table-column-properties style:column-width="5.701cm" style:rel-column-width="15764*"/>
    </style:style>
    <style:style style:name="Tabela3.C" style:family="table-column">
      <style:table-column-properties style:column-width="8.999cm" style:rel-column-width="24886*"/>
    </style:style>
    <style:style style:name="Tabela3.A1" style:family="table-cell">
      <style:table-cell-properties fo:padding="0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weight="normal" style:font-weight-asian="normal" style:font-weight-complex="normal"/>
    </style:style>
    <style:style style:name="M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/>
    </style:style>
    <style:style style:name="MP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page-layout style:name="Mpm1">
      <style:page-layout-properties fo:page-width="29.7cm" fo:page-height="21.001cm" style:num-format="1" style:print-orientation="landscape" fo:margin-top="2cm" fo:margin-bottom="2cm" fo:margin-left="3cm" fo:margin-right="3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Table_20_Contents">LOGO DA UZEC</text:p>
            </table:table-cell>
            <table:table-cell table:style-name="Tabela1.A1" office:value-type="string">
              <text:p text:style-name="MP1">LOGO DA PRÓ-REITORIA</text:p>
            </table:table-cell>
            <table:table-cell table:style-name="Tabela1.A1" office:value-type="string">
              <text:p text:style-name="MP2">LOGO DA SEMANA UNIFICADA</text:p>
            </table:table-cell>
          </table:table-row>
        </table:table>
        <text:p text:style-name="Header"/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Fulano Bla Bla Bla</text:p>
              <text:p text:style-name="MP3">Presidente da Comissão Organizadora</text:p>
            </table:table-cell>
            <table:table-cell table:style-name="Tabela3.A1" office:value-type="string">
              <text:p text:style-name="Table_20_Contents"/>
            </table:table-cell>
            <table:table-cell table:style-name="Tabela3.A1" office:value-type="string">
              <text:p text:style-name="MP3">Mussum da Silva</text:p>
              <text:p text:style-name="MP4">Pró-Reitor de Graduação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ertificamos que ____________(Nome do estagiário)____________________ concluiu o estágio curricular do Curso de ______________</dc:title>
    <meta:initial-creator>prograd</meta:initial-creator>
    <meta:creation-date>2010-12-08T12:21:00</meta:creation-date>
    <dc:date>2011-11-03T16:59:40</dc:date>
    <meta:print-date>2011-05-07T16:21:01</meta:print-date>
    <meta:editing-cycles>20</meta:editing-cycles>
    <meta:editing-duration>PT4H6M1S</meta:editing-duration>
    <meta:generator>BrOffice/3.3$Linux LibreOffice_project/330m19$Build-401</meta:generator>
    <dc:creator>Hugo Maia Vieira</dc:creator>
    <meta:document-statistic meta:table-count="2" meta:image-count="0" meta:object-count="0" meta:page-count="1" meta:paragraph-count="10" meta:word-count="71" meta:character-count="459"/>
    <meta:user-defined meta:name="Informações 1"/>
    <meta:user-defined meta:name="Informações 2"/>
    <meta:user-defined meta:name="Informações 3"/>
    <meta:user-defined meta:name="Informações 4"/>
  </office:meta>
</office:document-meta>
</file>